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4270833333333333in"/>
    </style:style>
    <style:style style:name="co4" style:family="table-column">
      <style:table-column-properties fo:break-before="auto" style:column-width="1.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code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Styles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2" table:default-cell-style-name="ce15" table:number-columns-repeated="254"/>
        <table:table-row table:style-name="ro2"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table:formula="oooc:=[.A1]+1" office:value-type="string">
            <text:p>667</text:p>
          </table:table-cell>
        </table:table-row>
        <table:table-row table:style-name="ro2">
          <table:table-cell table:style-name="ce21" table:formula="oooc:=[.A2]+1" office:value-type="string">
            <text:p>668</text:p>
          </table:table-cell>
        </table:table-row>
        <table:table-row table:style-name="ro2">
          <table:table-cell table:style-name="ce21" table:formula="oooc:=[.A3]+1" office:value-type="string">
            <text:p>669</text:p>
          </table:table-cell>
        </table:table-row>
        <table:table-row table:style-name="ro2">
          <table:table-cell table:style-name="ce21" table:formula="oooc:=[.A4]+1" office:value-type="string">
            <text:p>670</text:p>
          </table:table-cell>
        </table:table-row>
        <table:table-row table:style-name="ro2">
          <table:table-cell table:style-name="ce21" table:formula="oooc:=[.A5]+1" office:value-type="string">
            <text:p>671</text:p>
          </table:table-cell>
        </table:table-row>
        <table:table-row table:style-name="ro2">
          <table:table-cell table:style-name="ce21" table:formula="oooc:=[.A6]+1" office:value-type="string">
            <text:p>672</text:p>
          </table:table-cell>
        </table:table-row>
        <table:table-row table:style-name="ro2">
          <table:table-cell table:style-name="ce21" table:formula="oooc:=[.A7]+1" office:value-type="string">
            <text:p>673</text:p>
          </table:table-cell>
        </table:table-row>
        <table:table-row table:style-name="ro2">
          <table:table-cell table:style-name="ce21" table:formula="oooc:=[.A8]+1" office:value-type="string">
            <text:p>674</text:p>
          </table:table-cell>
        </table:table-row>
        <table:table-row table:style-name="ro2">
          <table:table-cell table:style-name="ce21" table:formula="oooc:=[.A9]+1" office:value-type="string">
            <text:p>675</text:p>
          </table:table-cell>
        </table:table-row>
        <table:table-row table:style-name="ro2">
          <table:table-cell table:style-name="ce21" table:formula="oooc:=[.A10]+1" office:value-type="string">
            <text:p>676</text:p>
          </table:table-cell>
        </table:table-row>
        <table:table-row table:style-name="ro2">
          <table:table-cell table:style-name="ce21" table:formula="oooc:=[.A11]+1" office:value-type="string">
            <text:p>677</text:p>
          </table:table-cell>
        </table:table-row>
        <table:table-row table:style-name="ro2">
          <table:table-cell table:style-name="ce21" table:formula="oooc:=[.A12]+1" office:value-type="string">
            <text:p>678</text:p>
          </table:table-cell>
        </table:table-row>
        <table:table-row table:style-name="ro2">
          <table:table-cell table:style-name="ce21" table:formula="oooc:=[.A13]+1" office:value-type="string">
            <text:p>679</text:p>
          </table:table-cell>
        </table:table-row>
        <table:table-row table:style-name="ro2">
          <table:table-cell table:style-name="ce21" table:formula="oooc:=[.A14]+1" office:value-type="string">
            <text:p>680</text:p>
          </table:table-cell>
        </table:table-row>
        <table:table-row table:style-name="ro2">
          <table:table-cell table:style-name="ce21" table:formula="oooc:=[.A15]+1" office:value-type="string">
            <text:p>681</text:p>
          </table:table-cell>
        </table:table-row>
        <table:table-row table:style-name="ro2">
          <table:table-cell table:style-name="ce21" table:formula="oooc:=[.A16]+1" office:value-type="string">
            <text:p>682</text:p>
          </table:table-cell>
        </table:table-row>
        <table:table-row table:style-name="ro2">
          <table:table-cell table:style-name="ce21" table:formula="oooc:=[.A17]+1" office:value-type="string">
            <text:p>683</text:p>
          </table:table-cell>
        </table:table-row>
        <table:table-row table:style-name="ro2">
          <table:table-cell table:style-name="ce21" table:formula="oooc:=[.A18]+1" office:value-type="string">
            <text:p>684</text:p>
          </table:table-cell>
        </table:table-row>
        <table:table-row table:style-name="ro2">
          <table:table-cell table:style-name="ce21" table:formula="oooc:=[.A19]+1" office:value-type="string">
            <text:p>685</text:p>
          </table:table-cell>
        </table:table-row>
        <table:table-row table:style-name="ro2">
          <table:table-cell table:style-name="ce21" table:formula="oooc:=[.A20]+1" office:value-type="string">
            <text:p>686</text:p>
          </table:table-cell>
        </table:table-row>
        <table:table-row table:style-name="ro2">
          <table:table-cell table:style-name="ce21" table:formula="oooc:=[.A21]+1" office:value-type="string">
            <text:p>687</text:p>
          </table:table-cell>
        </table:table-row>
        <table:table-row table:style-name="ro2">
          <table:table-cell table:style-name="ce21" table:formula="oooc:=[.A22]+1" office:value-type="string">
            <text:p>688</text:p>
          </table:table-cell>
        </table:table-row>
        <table:table-row table:style-name="ro2">
          <table:table-cell table:style-name="ce21" table:formula="oooc:=[.A23]+1" office:value-type="string">
            <text:p>689</text:p>
          </table:table-cell>
        </table:table-row>
        <table:table-row table:style-name="ro2">
          <table:table-cell table:style-name="ce21" table:formula="oooc:=[.A24]+1" office:value-type="string">
            <text:p>690</text:p>
          </table:table-cell>
        </table:table-row>
        <table:table-row table:style-name="ro2">
          <table:table-cell table:style-name="ce21" table:formula="oooc:=[.A25]+1" office:value-type="string">
            <text:p>691</text:p>
          </table:table-cell>
        </table:table-row>
        <table:table-row table:style-name="ro2">
          <table:table-cell table:style-name="ce21" table:formula="oooc:=[.A26]+1" office:value-type="string">
            <text:p>692</text:p>
          </table:table-cell>
        </table:table-row>
        <table:table-row table:style-name="ro2">
          <table:table-cell table:style-name="ce21" table:formula="oooc:=[.A27]+1" office:value-type="string">
            <text:p>693</text:p>
          </table:table-cell>
        </table:table-row>
        <table:table-row table:style-name="ro2">
          <table:table-cell table:style-name="ce21" table:formula="oooc:=[.A28]+1" office:value-type="string">
            <text:p>694</text:p>
          </table:table-cell>
        </table:table-row>
        <table:table-row table:style-name="ro2">
          <table:table-cell table:style-name="ce21" table:formula="oooc:=[.A29]+1" office:value-type="string">
            <text:p>695</text:p>
          </table:table-cell>
        </table:table-row>
        <table:table-row table:style-name="ro2">
          <table:table-cell table:style-name="ce21" table:formula="oooc:=[.A30]+1" office:value-type="string">
            <text:p>696</text:p>
          </table:table-cell>
        </table:table-row>
        <table:table-row table:style-name="ro2">
          <table:table-cell table:style-name="ce21" table:formula="oooc:=[.A31]+1" office:value-type="string">
            <text:p>697</text:p>
          </table:table-cell>
        </table:table-row>
        <table:table-row table:style-name="ro2">
          <table:table-cell table:style-name="ce21" table:formula="oooc:=[.A32]+1" office:value-type="string">
            <text:p>698</text:p>
          </table:table-cell>
        </table:table-row>
        <table:table-row table:style-name="ro2">
          <table:table-cell table:style-name="ce21" table:formula="oooc:=[.A33]+1" office:value-type="string">
            <text:p>699</text:p>
          </table:table-cell>
        </table:table-row>
        <table:table-row table:style-name="ro2">
          <table:table-cell table:style-name="ce21" table:formula="oooc:=[.A34]+1" office:value-type="string">
            <text:p>700</text:p>
          </table:table-cell>
        </table:table-row>
        <table:table-row table:style-name="ro2">
          <table:table-cell table:style-name="ce21" table:formula="oooc:=[.A35]+1" office:value-type="string">
            <text:p>701</text:p>
          </table:table-cell>
        </table:table-row>
        <table:table-row table:style-name="ro2">
          <table:table-cell table:style-name="ce21" table:formula="oooc:=[.A36]+1" office:value-type="string">
            <text:p>702</text:p>
          </table:table-cell>
        </table:table-row>
        <table:table-row table:style-name="ro2">
          <table:table-cell table:style-name="ce21" table:formula="oooc:=[.A37]+1" office:value-type="string">
            <text:p>70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]+1" office:value-type="string">
            <text:p>70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]+1" office:value-type="string">
            <text:p>70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0]+1" office:value-type="string">
            <text:p>70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1]+1" office:value-type="string">
            <text:p>70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2]+1" office:value-type="string">
            <text:p>70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3]+1" office:value-type="string">
            <text:p>70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4]+1" office:value-type="string">
            <text:p>71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5]+1" office:value-type="string">
            <text:p>71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6]+1" office:value-type="string">
            <text:p>71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7]+1" office:value-type="string">
            <text:p>71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8]+1" office:value-type="string">
            <text:p>71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49]+1" office:value-type="string">
            <text:p>71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0]+1" office:value-type="string">
            <text:p>71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1]+1" office:value-type="string">
            <text:p>71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2]+1" office:value-type="string">
            <text:p>71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3]+1" office:value-type="string">
            <text:p>71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4]+1" office:value-type="string">
            <text:p>72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5]+1" office:value-type="string">
            <text:p>72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6]+1" office:value-type="string">
            <text:p>72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7]+1" office:value-type="string">
            <text:p>72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8]+1" office:value-type="string">
            <text:p>72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59]+1" office:value-type="string">
            <text:p>72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0]+1" office:value-type="string">
            <text:p>72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1]+1" office:value-type="string">
            <text:p>72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2]+1" office:value-type="string">
            <text:p>72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3]+1" office:value-type="string">
            <text:p>72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4]+1" office:value-type="string">
            <text:p>73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5]+1" office:value-type="string">
            <text:p>73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6]+1" office:value-type="string">
            <text:p>73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7]+1" office:value-type="string">
            <text:p>73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8]+1" office:value-type="string">
            <text:p>73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69]+1" office:value-type="string">
            <text:p>73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0]+1" office:value-type="string">
            <text:p>73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1]+1" office:value-type="string">
            <text:p>73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2]+1" office:value-type="string">
            <text:p>73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3]+1" office:value-type="string">
            <text:p>73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4]+1" office:value-type="string">
            <text:p>74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5]+1" office:value-type="string">
            <text:p>74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6]+1" office:value-type="string">
            <text:p>74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7]+1" office:value-type="string">
            <text:p>74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8]+1" office:value-type="string">
            <text:p>74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79]+1" office:value-type="string">
            <text:p>74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0]+1" office:value-type="string">
            <text:p>74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1]+1" office:value-type="string">
            <text:p>74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2]+1" office:value-type="string">
            <text:p>74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3]+1" office:value-type="string">
            <text:p>74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4]+1" office:value-type="string">
            <text:p>75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5]+1" office:value-type="string">
            <text:p>75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6]+1" office:value-type="string">
            <text:p>75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7]+1" office:value-type="string">
            <text:p>75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8]+1" office:value-type="string">
            <text:p>75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89]+1" office:value-type="string">
            <text:p>75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0]+1" office:value-type="string">
            <text:p>75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1]+1" office:value-type="string">
            <text:p>75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2]+1" office:value-type="string">
            <text:p>75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3]+1" office:value-type="string">
            <text:p>75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4]+1" office:value-type="string">
            <text:p>76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5]+1" office:value-type="string">
            <text:p>76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6]+1" office:value-type="string">
            <text:p>76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7]+1" office:value-type="string">
            <text:p>76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8]+1" office:value-type="string">
            <text:p>76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99]+1" office:value-type="string">
            <text:p>76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0]+1" office:value-type="string">
            <text:p>76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1]+1" office:value-type="string">
            <text:p>76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2]+1" office:value-type="string">
            <text:p>76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3]+1" office:value-type="string">
            <text:p>76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4]+1" office:value-type="string">
            <text:p>77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5]+1" office:value-type="string">
            <text:p>77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6]+1" office:value-type="string">
            <text:p>77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7]+1" office:value-type="string">
            <text:p>77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8]+1" office:value-type="string">
            <text:p>77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09]+1" office:value-type="string">
            <text:p>77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0]+1" office:value-type="string">
            <text:p>77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1]+1" office:value-type="string">
            <text:p>77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2]+1" office:value-type="string">
            <text:p>77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3]+1" office:value-type="string">
            <text:p>77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4]+1" office:value-type="string">
            <text:p>78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5]+1" office:value-type="string">
            <text:p>78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6]+1" office:value-type="string">
            <text:p>78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7]+1" office:value-type="string">
            <text:p>78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8]+1" office:value-type="string">
            <text:p>78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19]+1" office:value-type="string">
            <text:p>78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0]+1" office:value-type="string">
            <text:p>78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1]+1" office:value-type="string">
            <text:p>78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2]+1" office:value-type="string">
            <text:p>78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3]+1" office:value-type="string">
            <text:p>78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4]+1" office:value-type="string">
            <text:p>79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5]+1" office:value-type="string">
            <text:p>79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6]+1" office:value-type="string">
            <text:p>79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7]+1" office:value-type="string">
            <text:p>79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8]+1" office:value-type="string">
            <text:p>79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29]+1" office:value-type="string">
            <text:p>79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0]+1" office:value-type="string">
            <text:p>79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1]+1" office:value-type="string">
            <text:p>79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2]+1" office:value-type="string">
            <text:p>79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3]+1" office:value-type="string">
            <text:p>79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4]+1" office:value-type="string">
            <text:p>80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5]+1" office:value-type="string">
            <text:p>80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6]+1" office:value-type="string">
            <text:p>80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7]+1" office:value-type="string">
            <text:p>80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8]+1" office:value-type="string">
            <text:p>80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39]+1" office:value-type="string">
            <text:p>80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0]+1" office:value-type="string">
            <text:p>80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1]+1" office:value-type="string">
            <text:p>80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2]+1" office:value-type="string">
            <text:p>80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3]+1" office:value-type="string">
            <text:p>80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4]+1" office:value-type="string">
            <text:p>81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5]+1" office:value-type="string">
            <text:p>81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6]+1" office:value-type="string">
            <text:p>81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7]+1" office:value-type="string">
            <text:p>81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8]+1" office:value-type="string">
            <text:p>81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49]+1" office:value-type="string">
            <text:p>81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0]+1" office:value-type="string">
            <text:p>81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1]+1" office:value-type="string">
            <text:p>81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2]+1" office:value-type="string">
            <text:p>81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3]+1" office:value-type="string">
            <text:p>81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4]+1" office:value-type="string">
            <text:p>82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5]+1" office:value-type="string">
            <text:p>82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6]+1" office:value-type="string">
            <text:p>82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7]+1" office:value-type="string">
            <text:p>82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8]+1" office:value-type="string">
            <text:p>82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59]+1" office:value-type="string">
            <text:p>82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0]+1" office:value-type="string">
            <text:p>82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1]+1" office:value-type="string">
            <text:p>82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2]+1" office:value-type="string">
            <text:p>82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3]+1" office:value-type="string">
            <text:p>82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4]+1" office:value-type="string">
            <text:p>83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5]+1" office:value-type="string">
            <text:p>83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6]+1" office:value-type="string">
            <text:p>83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7]+1" office:value-type="string">
            <text:p>83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8]+1" office:value-type="string">
            <text:p>83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69]+1" office:value-type="string">
            <text:p>83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0]+1" office:value-type="string">
            <text:p>83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1]+1" office:value-type="string">
            <text:p>83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2]+1" office:value-type="string">
            <text:p>83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3]+1" office:value-type="string">
            <text:p>83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4]+1" office:value-type="string">
            <text:p>84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5]+1" office:value-type="string">
            <text:p>84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6]+1" office:value-type="string">
            <text:p>84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7]+1" office:value-type="string">
            <text:p>84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8]+1" office:value-type="string">
            <text:p>84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79]+1" office:value-type="string">
            <text:p>84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0]+1" office:value-type="string">
            <text:p>84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1]+1" office:value-type="string">
            <text:p>84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2]+1" office:value-type="string">
            <text:p>84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3]+1" office:value-type="string">
            <text:p>84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4]+1" office:value-type="string">
            <text:p>85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5]+1" office:value-type="string">
            <text:p>85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6]+1" office:value-type="string">
            <text:p>85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7]+1" office:value-type="string">
            <text:p>85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8]+1" office:value-type="string">
            <text:p>85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89]+1" office:value-type="string">
            <text:p>85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0]+1" office:value-type="string">
            <text:p>85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1]+1" office:value-type="string">
            <text:p>85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2]+1" office:value-type="string">
            <text:p>85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3]+1" office:value-type="string">
            <text:p>85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4]+1" office:value-type="string">
            <text:p>86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5]+1" office:value-type="string">
            <text:p>86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6]+1" office:value-type="string">
            <text:p>86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7]+1" office:value-type="string">
            <text:p>86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8]+1" office:value-type="string">
            <text:p>86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199]+1" office:value-type="string">
            <text:p>86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0]+1" office:value-type="string">
            <text:p>86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1]+1" office:value-type="string">
            <text:p>86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2]+1" office:value-type="string">
            <text:p>86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3]+1" office:value-type="string">
            <text:p>86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4]+1" office:value-type="string">
            <text:p>87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5]+1" office:value-type="string">
            <text:p>87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6]+1" office:value-type="string">
            <text:p>87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7]+1" office:value-type="string">
            <text:p>87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8]+1" office:value-type="string">
            <text:p>87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09]+1" office:value-type="string">
            <text:p>87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0]+1" office:value-type="string">
            <text:p>87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1]+1" office:value-type="string">
            <text:p>87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2]+1" office:value-type="string">
            <text:p>87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3]+1" office:value-type="string">
            <text:p>87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4]+1" office:value-type="string">
            <text:p>88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5]+1" office:value-type="string">
            <text:p>88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6]+1" office:value-type="string">
            <text:p>88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7]+1" office:value-type="string">
            <text:p>88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8]+1" office:value-type="string">
            <text:p>88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19]+1" office:value-type="string">
            <text:p>88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0]+1" office:value-type="string">
            <text:p>88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1]+1" office:value-type="string">
            <text:p>88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2]+1" office:value-type="string">
            <text:p>88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3]+1" office:value-type="string">
            <text:p>88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4]+1" office:value-type="string">
            <text:p>89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5]+1" office:value-type="string">
            <text:p>89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6]+1" office:value-type="string">
            <text:p>89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7]+1" office:value-type="string">
            <text:p>89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8]+1" office:value-type="string">
            <text:p>89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29]+1" office:value-type="string">
            <text:p>89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0]+1" office:value-type="string">
            <text:p>89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1]+1" office:value-type="string">
            <text:p>89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2]+1" office:value-type="string">
            <text:p>89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3]+1" office:value-type="string">
            <text:p>89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4]+1" office:value-type="string">
            <text:p>90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5]+1" office:value-type="string">
            <text:p>90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6]+1" office:value-type="string">
            <text:p>90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7]+1" office:value-type="string">
            <text:p>90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8]+1" office:value-type="string">
            <text:p>90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39]+1" office:value-type="string">
            <text:p>90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0]+1" office:value-type="string">
            <text:p>90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1]+1" office:value-type="string">
            <text:p>90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2]+1" office:value-type="string">
            <text:p>90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3]+1" office:value-type="string">
            <text:p>90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4]+1" office:value-type="string">
            <text:p>91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5]+1" office:value-type="string">
            <text:p>91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6]+1" office:value-type="string">
            <text:p>91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7]+1" office:value-type="string">
            <text:p>91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8]+1" office:value-type="string">
            <text:p>91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49]+1" office:value-type="string">
            <text:p>91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0]+1" office:value-type="string">
            <text:p>91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1]+1" office:value-type="string">
            <text:p>91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2]+1" office:value-type="string">
            <text:p>91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3]+1" office:value-type="string">
            <text:p>91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4]+1" office:value-type="string">
            <text:p>92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5]+1" office:value-type="string">
            <text:p>92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6]+1" office:value-type="string">
            <text:p>92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7]+1" office:value-type="string">
            <text:p>92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8]+1" office:value-type="string">
            <text:p>92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59]+1" office:value-type="string">
            <text:p>92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0]+1" office:value-type="string">
            <text:p>92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1]+1" office:value-type="string">
            <text:p>92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2]+1" office:value-type="string">
            <text:p>92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3]+1" office:value-type="string">
            <text:p>92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4]+1" office:value-type="string">
            <text:p>93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5]+1" office:value-type="string">
            <text:p>93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6]+1" office:value-type="string">
            <text:p>93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7]+1" office:value-type="string">
            <text:p>93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8]+1" office:value-type="string">
            <text:p>93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69]+1" office:value-type="string">
            <text:p>93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0]+1" office:value-type="string">
            <text:p>93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1]+1" office:value-type="string">
            <text:p>93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2]+1" office:value-type="string">
            <text:p>93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3]+1" office:value-type="string">
            <text:p>93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4]+1" office:value-type="string">
            <text:p>94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5]+1" office:value-type="string">
            <text:p>94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6]+1" office:value-type="string">
            <text:p>94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7]+1" office:value-type="string">
            <text:p>94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8]+1" office:value-type="string">
            <text:p>94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79]+1" office:value-type="string">
            <text:p>94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0]+1" office:value-type="string">
            <text:p>94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1]+1" office:value-type="string">
            <text:p>94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2]+1" office:value-type="string">
            <text:p>94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3]+1" office:value-type="string">
            <text:p>94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4]+1" office:value-type="string">
            <text:p>95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5]+1" office:value-type="string">
            <text:p>95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6]+1" office:value-type="string">
            <text:p>95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7]+1" office:value-type="string">
            <text:p>95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8]+1" office:value-type="string">
            <text:p>95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89]+1" office:value-type="string">
            <text:p>95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0]+1" office:value-type="string">
            <text:p>95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1]+1" office:value-type="string">
            <text:p>95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2]+1" office:value-type="string">
            <text:p>95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3]+1" office:value-type="string">
            <text:p>95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4]+1" office:value-type="string">
            <text:p>96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5]+1" office:value-type="string">
            <text:p>96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6]+1" office:value-type="string">
            <text:p>96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7]+1" office:value-type="string">
            <text:p>96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8]+1" office:value-type="string">
            <text:p>96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299]+1" office:value-type="string">
            <text:p>96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0]+1" office:value-type="string">
            <text:p>96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1]+1" office:value-type="string">
            <text:p>96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2]+1" office:value-type="string">
            <text:p>96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3]+1" office:value-type="string">
            <text:p>96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4]+1" office:value-type="string">
            <text:p>97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5]+1" office:value-type="string">
            <text:p>97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6]+1" office:value-type="string">
            <text:p>97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7]+1" office:value-type="string">
            <text:p>97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8]+1" office:value-type="string">
            <text:p>97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09]+1" office:value-type="string">
            <text:p>97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0]+1" office:value-type="string">
            <text:p>97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1]+1" office:value-type="string">
            <text:p>97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2]+1" office:value-type="string">
            <text:p>97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3]+1" office:value-type="string">
            <text:p>97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4]+1" office:value-type="string">
            <text:p>98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5]+1" office:value-type="string">
            <text:p>98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6]+1" office:value-type="string">
            <text:p>98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7]+1" office:value-type="string">
            <text:p>98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8]+1" office:value-type="string">
            <text:p>98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19]+1" office:value-type="string">
            <text:p>98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0]+1" office:value-type="string">
            <text:p>98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1]+1" office:value-type="string">
            <text:p>98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2]+1" office:value-type="string">
            <text:p>98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3]+1" office:value-type="string">
            <text:p>98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4]+1" office:value-type="string">
            <text:p>99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5]+1" office:value-type="string">
            <text:p>99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6]+1" office:value-type="string">
            <text:p>99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7]+1" office:value-type="string">
            <text:p>99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8]+1" office:value-type="string">
            <text:p>99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29]+1" office:value-type="string">
            <text:p>99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0]+1" office:value-type="string">
            <text:p>99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1]+1" office:value-type="string">
            <text:p>99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2]+1" office:value-type="string">
            <text:p>99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3]+1" office:value-type="string">
            <text:p>99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4]+1" office:value-type="string">
            <text:p>100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5]+1" office:value-type="string">
            <text:p>100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6]+1" office:value-type="string">
            <text:p>100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7]+1" office:value-type="string">
            <text:p>100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8]+1" office:value-type="string">
            <text:p>100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39]+1" office:value-type="string">
            <text:p>100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0]+1" office:value-type="string">
            <text:p>100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1]+1" office:value-type="string">
            <text:p>100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2]+1" office:value-type="string">
            <text:p>100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3]+1" office:value-type="string">
            <text:p>100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4]+1" office:value-type="string">
            <text:p>101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5]+1" office:value-type="string">
            <text:p>101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6]+1" office:value-type="string">
            <text:p>101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7]+1" office:value-type="string">
            <text:p>101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8]+1" office:value-type="string">
            <text:p>101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49]+1" office:value-type="string">
            <text:p>101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0]+1" office:value-type="string">
            <text:p>101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1]+1" office:value-type="string">
            <text:p>101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2]+1" office:value-type="string">
            <text:p>101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3]+1" office:value-type="string">
            <text:p>101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4]+1" office:value-type="string">
            <text:p>102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5]+1" office:value-type="string">
            <text:p>102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6]+1" office:value-type="string">
            <text:p>102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7]+1" office:value-type="string">
            <text:p>102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8]+1" office:value-type="string">
            <text:p>102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59]+1" office:value-type="string">
            <text:p>102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0]+1" office:value-type="string">
            <text:p>102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1]+1" office:value-type="string">
            <text:p>102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2]+1" office:value-type="string">
            <text:p>102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3]+1" office:value-type="string">
            <text:p>102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4]+1" office:value-type="string">
            <text:p>103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5]+1" office:value-type="string">
            <text:p>103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6]+1" office:value-type="string">
            <text:p>103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7]+1" office:value-type="string">
            <text:p>103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8]+1" office:value-type="string">
            <text:p>103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69]+1" office:value-type="string">
            <text:p>103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0]+1" office:value-type="string">
            <text:p>103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1]+1" office:value-type="string">
            <text:p>103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2]+1" office:value-type="string">
            <text:p>103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3]+1" office:value-type="string">
            <text:p>103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4]+1" office:value-type="string">
            <text:p>104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5]+1" office:value-type="string">
            <text:p>104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6]+1" office:value-type="string">
            <text:p>104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7]+1" office:value-type="string">
            <text:p>104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8]+1" office:value-type="string">
            <text:p>104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79]+1" office:value-type="string">
            <text:p>104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0]+1" office:value-type="string">
            <text:p>104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1]+1" office:value-type="string">
            <text:p>104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2]+1" office:value-type="string">
            <text:p>104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3]+1" office:value-type="string">
            <text:p>104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4]+1" office:value-type="string">
            <text:p>105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5]+1" office:value-type="string">
            <text:p>105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6]+1" office:value-type="string">
            <text:p>105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7]+1" office:value-type="string">
            <text:p>105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8]+1" office:value-type="string">
            <text:p>105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89]+1" office:value-type="string">
            <text:p>1055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0]+1" office:value-type="string">
            <text:p>1056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1]+1" office:value-type="string">
            <text:p>1057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2]+1" office:value-type="string">
            <text:p>1058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3]+1" office:value-type="string">
            <text:p>1059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4]+1" office:value-type="string">
            <text:p>1060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5]+1" office:value-type="string">
            <text:p>1061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6]+1" office:value-type="string">
            <text:p>1062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7]+1" office:value-type="string">
            <text:p>1063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8]+1" office:value-type="string">
            <text:p>1064</text:p>
          </table:table-cell>
          <table:table-cell/>
          <table:table-cell table:style-name="ce21" office:value-type="string">
            <text:p>generic.png</text:p>
          </table:table-cell>
        </table:table-row>
        <table:table-row table:style-name="ro2">
          <table:table-cell table:style-name="ce21" table:formula="oooc:=[.A399]+1" office:value-type="string">
            <text:p>1065</text:p>
          </table:table-cell>
          <table:table-cell/>
          <table:table-cell table:style-name="ce21" office:value-type="string">
            <text:p>generic.p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